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Roboto" fo:font-style="italic" style:font-name-asian="Roboto1" style:font-style-asian="italic" style:font-name-complex="Roboto1"/>
    </style:style>
    <style:style style:name="P2"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Heading_20_1">
      <style:paragraph-properties fo:margin-top="0.3335in" fo:margin-bottom="0.0835in" loext:contextual-spacing="false" fo:line-height="100%" fo:keep-together="auto" fo:keep-with-next="auto"/>
    </style:style>
    <style:style style:name="P9"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10" style:family="paragraph" style:parent-style-name="Heading_20_1">
      <style:paragraph-properties fo:margin-top="0.278in" fo:margin-bottom="0.0555in" loext:contextual-spacing="false" fo:line-height="100%" fo:keep-together="auto" fo:keep-with-next="auto"/>
    </style:style>
    <style:style style:name="P11" style:family="paragraph" style:parent-style-name="Heading_20_2">
      <style:paragraph-properties fo:margin-top="0.25in" fo:margin-bottom="0.0555in" loext:contextual-spacing="false" fo:line-height="100%" fo:keep-together="auto" fo:keep-with-next="auto"/>
    </style:style>
    <style:style style:name="T1" style:family="text">
      <style:text-properties style:font-name="Roboto" fo:font-size="23pt" fo:font-style="italic" style:font-name-asian="Roboto1" style:font-size-asian="23pt" style:font-style-asian="italic" style:font-name-complex="Roboto1" style:font-size-complex="23pt"/>
    </style:style>
    <style:style style:name="T2" style:family="text">
      <style:text-properties style:font-name="Roboto" fo:font-size="23pt" style:font-name-asian="Roboto1" style:font-size-asian="23pt" style:font-name-complex="Roboto1" style:font-size-complex="23pt"/>
    </style:style>
    <style:style style:name="T3" style:family="text">
      <style:text-properties style:font-name="Roboto" style:font-name-asian="Roboto1" style:font-name-complex="Roboto1"/>
    </style:style>
    <style:style style:name="T4" style:family="text">
      <style:text-properties style:font-name="Roboto" fo:font-style="italic" style:font-name-asian="Roboto1" style:font-style-asian="italic" style:font-name-complex="Roboto1"/>
    </style:style>
    <style:style style:name="T5" style:family="text">
      <style:text-properties style:font-name="Roboto" fo:font-style="italic" fo:background-color="#fff2cc" loext:char-shading-value="0" style:font-name-asian="Roboto1" style:font-style-asian="italic" style:font-name-complex="Roboto1"/>
    </style:style>
    <style:style style:name="T6" style:family="text">
      <style:text-properties style:font-name="Roboto" fo:font-size="17pt" style:font-name-asian="Roboto1" style:font-size-asian="17pt" style:font-name-complex="Roboto1" style:font-size-complex="1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psi98t855m9r"/><text:span text:style-name="T1">&lt;Your Project Name&gt;</text:span><text:span text:style-name="T2"> Design Doc</text:span></text:p>
      <text:p text:style-name="Standard"><text:span text:style-name="T5">How to use this template: replace all the italicized text with your own</text:span><text:span text:style-name="T4">. Design docs are a way to propose future work and get detailed technical feedback.</text:span></text:p>
      <text:p text:style-name="P8"><text:bookmark text:name="_pww0dv8qessr"/><text:span text:style-name="T2">Problem Context</text:span></text:p>
      <text:p text:style-name="Standard"><text:span text:style-name="T4">Brief description of what the problem or opportunity is. Give an overview of the domain and pain points. What is the current solution? Give some details about what its shortcomings are.</text:span></text:p>
      <text:p text:style-name="P8"><text:bookmark text:name="_6dt8ysqnprqp"/><text:span text:style-name="T2">Proposed Solution</text:span></text:p>
      <text:p text:style-name="Standard"><text:span text:style-name="T4">Give a high-level summary of your proposed solution. This should explain what it will do, how it will be built, and what’s different. Explain the advantages of your proposal here.</text:span></text:p>
      <text:p text:style-name="P8"><text:bookmark text:name="_4rwufal5i2do"/><text:span text:style-name="T2">Goals and Non-Goals</text:span></text:p>
      <text:p text:style-name="Standard"><text:span text:style-name="T4">Go over the goals of the project. Explain the requirements and outcomes you expect in bullets:</text:span></text:p>
      <text:list xml:id="list1137416324" text:style-name="WWNum2">
        <text:list-item>
          <text:p text:style-name="P2"><text:span text:style-name="T4">requirement/impact</text:span></text:p>
        </text:list-item>
        <text:list-item>
          <text:p text:style-name="P4"><text:span text:style-name="T4">requirement/impact</text:span></text:p>
        </text:list-item>
        <text:list-item>
          <text:p text:style-name="P5"><text:span text:style-name="T4">requirement/impact</text:span></text:p>
        </text:list-item>
      </text:list>
      <text:p text:style-name="P11"><text:bookmark text:name="_x7q49lz9r6yu"/><text:span text:style-name="T6">Non-Goals</text:span></text:p>
      <text:p text:style-name="Standard"><text:span text:style-name="T4">[optional] if there’s anything you’re not trying to do, mention it here. For instance, if you’re refactoring for dev velocity and not performance wins you might want to clarify that:</text:span></text:p>
      <text:list xml:id="list3750232950" text:style-name="WWNum3">
        <text:list-item>
          <text:p text:style-name="P3"><text:span text:style-name="T4">non-goal</text:span></text:p>
        </text:list-item>
        <text:list-item>
          <text:p text:style-name="P6"><text:span text:style-name="T4">non-goal</text:span></text:p>
        </text:list-item>
      </text:list>
      <text:p text:style-name="P8"><text:bookmark text:name="_ue5g4pc51gqu"/><text:span text:style-name="T2">Design</text:span></text:p>
      <text:p text:style-name="Standard"><text:span text:style-name="T4">Give an overall summary of the design and major pieces. A diagram may be helpful for the reader here to understand the top-level view. <text:line-break/><text:line-break/>Give the reader context on relevant design details like the major request paths and data model you’re proposing. You may need to add sections for each major component to explain the design, feel free to add them.</text:span></text:p>
      <text:p text:style-name="P8"><text:bookmark text:name="_29dhwm83w8b3"/><text:span text:style-name="T2">Alternatives Considered</text:span></text:p>
      <text:p text:style-name="Standard"><text:span text:style-name="T4">What were the other solutions you considered? Why weren’t they chosen? Useful for discussion but also to serve as documentation so these alternatives aren’t considered again.</text:span></text:p>
      <text:p text:style-name="P10"><text:bookmark text:name="_vfarrnpjdut6"/><text:span text:style-name="T3">Open Questions</text:span></text:p>
      <text:p text:style-name="Standard"><text:span text:style-name="T4">List any open questions that you’d like to discuss that still need to be ironed out:</text:span></text:p>
      <text:p text:style-name="P1"/>
      <text:list xml:id="list890237852" text:style-name="WWNum1">
        <text:list-item>
          <text:p text:style-name="P7"><text:span text:style-name="T4">Question1</text:span></text:p>
        </text:list-item>
        <text:list-item>
          <text:p text:style-name="P7"><text:span text:style-name="T4">Question2</text:span></text:p>
        </text:list-item>
      </text:list>
      <text:p text:style-name="P10"><text:bookmark text:name="_p7qmg52hpald"/><text:span text:style-name="T3">Parties Involved</text:span></text:p>
      <text:p text:style-name="Standard"><text:soft-page-break/><text:span text:style-name="T4">[optional] If this is a collaboration, include the names of other relevant engineers that will be key to the project's success. If the work will be split up, identify who will be working on each part.</text:span></text:p>
      <text:p text:style-name="P10"><text:bookmark text:name="_k5gikflcdwpw"/><text:span text:style-name="T3">Timeline and Milestones</text:span></text:p>
      <text:p text:style-name="Standard"><text:span text:style-name="T4">Add high-level timelines and key milestones for tracking project execution.</text:span></text:p>
      <text:p text:style-name="P10"><text:bookmark text:name="_f7vq87ikfg93"/><text:span text:style-name="T3">Appendix</text:span></text:p>
      <text:p text:style-name="Standard"><text:span text:style-name="T4">Space for you to add any relevant links or detailed figures that you didn’t want to inlin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9" meta:word-count="338" meta:character-count="2042" meta:non-whitespace-character-count="1738"/>
    <meta:generator>LibreOfficeDev/6.0.5.2$Linux_X86_64 LibreOffice_project/</meta:generator>
  </office:meta>
</office:document-meta>
</file>